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Roboto, Oxygen, Ubuntu, Cantarell, 'Open Sans',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paragraph-properties fo:margin-top="0in" fo:margin-bottom="0.1043in" loext:contextual-spacing="false" fo:orphans="2" fo:widows="2"/>
      <style:text-properties fo:font-variant="normal" fo:text-transform="none" fo:color="#333333" style:font-name="apple-system" fo:font-size="12pt" fo:letter-spacing="normal" fo:font-style="normal" fo:font-weight="normal"/>
    </style:style>
    <style:style style:name="P2" style:family="paragraph" style:parent-style-name="Text_20_body">
      <style:paragraph-properties fo:margin-top="0in" fo:margin-bottom="0.1043in" loext:contextual-spacing="false" fo:orphans="2" fo:widows="2"/>
      <style:text-properties fo:font-variant="normal" fo:text-transform="none" fo:color="#333333" style:font-name="apple-system" fo:font-size="12pt" fo:letter-spacing="normal" fo:font-style="normal" fo:font-weight="normal" officeooo:rsid="0005e9b9" officeooo:paragraph-rsid="0005e9b9"/>
    </style:style>
    <style:style style:name="P3" style:family="paragraph" style:parent-style-name="Text_20_body">
      <style:paragraph-properties fo:margin-top="0in" fo:margin-bottom="0.1043in" loext:contextual-spacing="false" fo:orphans="2" fo:widows="2"/>
      <style:text-properties fo:font-variant="normal" fo:text-transform="none" fo:color="#333333" style:font-name="apple-system" fo:font-size="12pt" fo:letter-spacing="normal" fo:font-style="normal" fo:font-weight="normal" officeooo:rsid="000762f8" officeooo:paragraph-rsid="000762f8"/>
    </style:style>
    <style:style style:name="P4" style:family="paragraph" style:parent-style-name="Text_20_body">
      <style:paragraph-properties fo:margin-top="0in" fo:margin-bottom="0.1043in" loext:contextual-spacing="false" fo:orphans="2" fo:widows="2"/>
      <style:text-properties fo:font-variant="normal" fo:text-transform="none" fo:color="#333333" style:font-name="apple-system" fo:font-size="12pt" fo:letter-spacing="normal" fo:font-style="normal" fo:font-weight="normal" officeooo:rsid="000899a8" officeooo:paragraph-rsid="000899a8"/>
    </style:style>
    <style:style style:name="P5" style:family="paragraph" style:parent-style-name="Text_20_body" style:list-style-name="L1">
      <style:paragraph-properties fo:margin-top="0in" fo:margin-bottom="0.1043in" loext:contextual-spacing="false" fo:orphans="2" fo:widows="2"/>
      <style:text-properties fo:font-variant="normal" fo:text-transform="none" fo:color="#808080" style:font-name="apple-system" fo:font-size="12pt" fo:letter-spacing="normal" fo:font-style="normal" fo:font-weight="normal"/>
    </style:style>
    <style:style style:name="T1" style:family="text">
      <style:text-properties officeooo:rsid="000762f8"/>
    </style:style>
    <style:style style:name="T2" style:family="text">
      <style:text-properties officeooo:rsid="00076f93"/>
    </style:style>
    <style:style style:name="T3" style:family="text">
      <style:text-properties officeooo:rsid="000a881d"/>
    </style:style>
    <style:style style:name="T4" style:family="text">
      <style:text-properties officeooo:rsid="000adcf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36052626793061615" text:style-name="L1">
        <text:list-item>
          <text:p text:style-name="P5">Start with a purely visual shot(s) to capture viewers’ attention. About ten seconds. For example, a montage of people suffering from a problem your product solves or perhaps a montage of your product doing awesome things.</text:p>
        </text:list-item>
      </text:list>
      <text:p text:style-name="P2">Show clips of existing 3D printer clusters (lulzbot, Prusa research) and cool 3D printing projects.</text:p>
      <text:p text:style-name="P2">“<text:span text:style-name="T1">We’re living in a really exciting time; early adopters are starting to use 3D printing for production and are completely changing the paradigm of product development. 3D printing for small batch production is quickly lowering the barrier to entry for getting a product to market in both cost and lead time, and allows for constant tweaking at no additional cost.”</text:span></text:p>
      <text:list xml:id="list152439790292059" text:continue-numbering="true" text:style-name="L1">
        <text:list-item>
          <text:p text:style-name="P1">Beauty shot of your product and text/voiceover so that by the end of the shot, people know exactly what you are going to talk about and they want to know more. About ten seconds.</text:p>
        </text:list-item>
      </text:list>
      <text:p text:style-name="P3">Crowdsupply image of twoolhead, then short video of printing plate of gears or something.</text:p>
      <text:p text:style-name="P3">“The Twoolhead builds on one of the most reliable and versatile 3D printers available today and doubles it’s output. <text:span text:style-name="T3">With an output of nearly 700 grams per day of comsumer grade printed plastic parts, the twoolhead makes small batch production easier than ever</text:span>”</text:p>
      <text:list xml:id="list152439319456198" text:continue-numbering="true" text:style-name="L1">
        <text:list-item>
          <text:p text:style-name="P1">Detail 1: explain one feature in detail (e.g., waterproof). About 15 seconds.</text:p>
        </text:list-item>
      </text:list>
      <text:p text:style-name="P3">Timelapse of installation of twoolhead and start of print on TAZ 6</text:p>
      <text:p text:style-name="P3">“The twoolhead integrates seamlessly with LulzBot TAZ 5 and 6 3D printers <text:span text:style-name="T2">and comes with everything you need to get started in less than 20 minutes. The twoolhead is capable of printing with nearly all materials currently available, making it easy to print just the right parts as soon as you need them”</text:span></text:p>
      <text:list xml:id="list152440815137632" text:continue-numbering="true" text:style-name="L1">
        <text:list-item>
          <text:p text:style-name="P1">Detail 2: explain another feature in detail (e.g., handcrafted by biodynamic elves). About 15 seconds.</text:p>
        </text:list-item>
      </text:list>
      <text:p text:style-name="P4">The Twoolhead is fully open-source, <text:span text:style-name="T4">and was developed using open source tools. This means that you truly own the product, and have the ability to modify or change it in any way </text:span></text:p>
      <text:list xml:id="list152439196860473" text:continue-numbering="true" text:style-name="L1">
        <text:list-item>
          <text:p text:style-name="P1">Detail 3: explain another feature in detail (e.g., defies gravity). About 15 seconds.</text:p>
        </text:list-item>
        <text:list-item>
          <text:p text:style-name="P1">Detail 4: explain another feature in detail (e.g., glows in the dark). About 15 seconds.</text:p>
        </text:list-item>
        <text:list-item>
          <text:p text:style-name="P1"><text:soft-page-break/>Explain who you are, how far along the project is, and how much work you’ve put into it up until now. About 15 seconds.</text:p>
        </text:list-item>
        <text:list-item>
          <text:p text:style-name="P1">Make it clear that you need the viewers’ help, both in pledging to the project and in spreading the word. End with a clear call to action. About 15 second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Roboto, Oxygen, Ubuntu, Cantarell, 'Open Sans',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1:03:05.702673026</meta:creation-date>
    <dc:date>2017-10-11T15:24:39.122853998</dc:date>
    <meta:editing-duration>PT3H18M22S</meta:editing-duration>
    <meta:editing-cycles>1</meta:editing-cycles>
    <meta:document-statistic meta:table-count="0" meta:image-count="0" meta:object-count="0" meta:page-count="2" meta:paragraph-count="15" meta:word-count="416" meta:character-count="2401" meta:non-whitespace-character-count="2007"/>
    <meta:generator>LibreOffice/5.2.7.2$Linux_X86_64 LibreOffice_project/20m0$Build-2</meta:generator>
  </office:meta>
</office:document-meta>
</file>